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75cm" fo:min-width="2.501cm"/>
    </style:style>
    <style:style style:name="gr2" style:family="graphic" style:parent-style-name="standard">
      <style:graphic-properties svg:stroke-color="#403f00" draw:fill-color="#a8a600" draw:textarea-horizontal-align="justify" draw:textarea-vertical-align="middle" draw:auto-grow-height="false" fo:min-height="1.826cm" fo:min-width="3.276cm"/>
    </style:style>
    <style:style style:name="gr3" style:family="graphic" style:parent-style-name="standard">
      <style:graphic-properties svg:stroke-color="#807e00" draw:fill-color="#a8a600" draw:textarea-horizontal-align="justify" draw:textarea-vertical-align="middle" draw:auto-grow-height="false" fo:min-height="2.664cm" fo:min-width="2.801cm"/>
    </style:style>
    <style:style style:name="gr4" style:family="graphic" style:parent-style-name="standard">
      <style:graphic-properties draw:textarea-horizontal-align="justify" draw:textarea-vertical-align="middle" draw:auto-grow-height="false" fo:min-height="2.575cm" fo:min-width="2.501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288cm"/>
    </style:style>
    <style:style style:name="gr6" style:family="graphic" style:parent-style-name="standard">
      <style:graphic-properties svg:stroke-color="#807e00" draw:fill-color="#a8a600" draw:textarea-horizontal-align="justify" draw:textarea-vertical-align="middle" draw:auto-grow-height="false" fo:min-height="0cm" fo:min-width="0.288cm"/>
    </style:style>
    <style:style style:name="gr7" style:family="graphic" style:parent-style-name="standard">
      <style:graphic-properties draw:fill="none" draw:textarea-vertical-align="middle" draw:auto-grow-height="false" fo:min-height="8.186cm" fo:min-width="0cm"/>
    </style:style>
    <style:style style:name="gr8" style:family="graphic" style:parent-style-name="objectwithoutfill">
      <style:graphic-properties svg:stroke-color="#000000" draw:marker-start="Arrow_20_concave" draw:marker-end="Arrow_20_concave" draw:marker-end-width="0.2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924cm" fo:min-width="4.4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" fo:font-size="14pt" fo:font-weight="normal" style:font-size-asian="18pt" style:font-weight-asian="normal" style:font-size-complex="18pt" style:font-weight-complex="normal"/>
    </style:style>
    <style:style style:name="P3" style:family="paragraph">
      <loext:graphic-properties draw:fill-color="#a8a600"/>
      <style:paragraph-properties fo:text-align="center"/>
      <style:text-properties style:font-name="DejaVu Sans" fo:font-size="14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a8a600"/>
      <style:paragraph-properties fo:text-align="center"/>
    </style:style>
    <style:style style:name="P5" style:family="paragraph">
      <loext:graphic-properties draw:fill-color="#a8a600"/>
      <style:paragraph-properties fo:text-align="center"/>
      <style:text-properties fo:font-size="14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font-size="14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normal" style:font-size-asian="18pt" style:font-weight-asian="normal" style:font-size-complex="18pt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.2cm" svg:x="2.1cm" svg:y="2.6cm">
          <text:p text:style-name="P1">DDS</text:p>
          <text:p text:style-name="P1">Data Type</text:p>
          <text:p text:style-name="P1">Definitions</text:p>
          <text:p text:style-name="P1">(*.idl)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4cm" svg:height="2.3cm" svg:x="6.2cm" svg:y="2.8cm">
          <text:p text:style-name="P1">DDS IDLC-</text:p>
          <text:p text:style-name="P1">compil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3cm" svg:height="3.3cm" svg:x="11.3cm" svg:y="2.6cm">
          <text:p text:style-name="P1">Generated</text:p>
          <text:p text:style-name="P1">Sources</text:p>
          <text:p text:style-name="P1">and</text:p>
          <text:p text:style-name="P1">Header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3.3cm" svg:height="3.3cm" svg:x="11.7cm" svg:y="3.1cm">
          <text:p text:style-name="P1">Generated</text:p>
          <text:p text:style-name="P1">Sources</text:p>
          <text:p text:style-name="P1">and</text:p>
          <text:p text:style-name="P1">Header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3cm" svg:height="3.2cm" svg:x="16.8cm" svg:y="7.5cm">
          <text:p text:style-name="P1">Business</text:p>
          <text:p text:style-name="P1">Logic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3cm" svg:height="3.2cm" svg:x="17.101cm" svg:y="7.901cm">
          <text:p text:style-name="P1">Business</text:p>
          <text:p text:style-name="P1">Logic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3cm" svg:height="3.2cm" svg:x="17.401cm" svg:y="8.301cm">
          <text:p text:style-name="P1">Business</text:p>
          <text:p text:style-name="P1">Logic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0.9cm" svg:height="0.4cm" svg:x="5.2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0.9cm" svg:height="0.4cm" svg:x="10.301cm" svg:y="3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0.8cm" svg:height="8.9cm" svg:x="21.7cm" svg:y="2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8" draw:layer="layout" svg:x1="2.1cm" svg:y1="12cm" svg:x2="15.2cm" svg:y2="11.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DS</text:span></text:p>
          <text:p text:style-name="P1"><text:span text:style-name="T1">Compilation</text:span></text:p>
          <text:p text:style-name="P1"/>
        </draw:line>
        <draw:line draw:style-name="gr8" draw:text-style-name="P8" draw:layer="layout" svg:x1="15.2cm" svg:y1="11.9cm" svg:x2="21.2cm" svg:y2="11.9cm"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>Application </text:span></text:p>
          <text:p text:style-name="P9"><text:span text:style-name="T2">Implementation</text:span></text:p>
          <text:p text:style-name="P9"><text:span text:style-name="T3"/></text:p>
        </draw:line>
        <draw:custom-shape draw:style-name="gr9" draw:text-style-name="P1" draw:layer="layout" svg:width="5.1cm" svg:height="1.3cm" svg:x="23cm" svg:y="6.6cm">
          <text:p text:style-name="P1">DDS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08:45:03.849322406</meta:creation-date>
    <dc:date>2017-09-26T10:02:38.999570157</dc:date>
    <meta:editing-duration>PT46M21S</meta:editing-duration>
    <meta:editing-cycles>6</meta:editing-cycles>
    <meta:generator>LibreOffice/5.3.5.2$Linux_X86_64 LibreOffice_project/30m0$Build-2</meta:generator>
    <meta:document-statistic meta:object-count="13"/>
  </office:meta>
</office:document-meta>
</file>